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2024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2023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202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202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2021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2020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2019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2018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2017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2016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2015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201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2013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2012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2011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201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2009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2008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2007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2006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2004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2004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2003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200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2001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1999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1999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1998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1997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1995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1995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1994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1993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1992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1991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1990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1989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1988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1986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1960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